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Liberation Sans" fo:font-weight="bold" style:font-weight-asian="bold" style:font-weight-complex="bold" fo:font-size="18pt" style:font-size-asian="18pt" style:font-size-complex="18pt" fo:language="pt" fo:country="BR"/>
    </style:style>
    <style:style style:name="P2" style:parent-style-name="Standard" style:family="paragraph">
      <style:text-properties style:font-name="Liberation Sans" fo:language="pt" fo:country="BR"/>
    </style:style>
    <style:style style:name="P3" style:parent-style-name="Standard" style:family="paragraph">
      <style:text-properties style:font-name="Liberation Sans" fo:language="pt" fo:country="BR"/>
    </style:style>
    <style:style style:name="P4" style:parent-style-name="Standard" style:family="paragraph">
      <style:text-properties style:font-name="Liberation Sans" fo:language="pt" fo:country="BR"/>
    </style:style>
    <style:style style:name="P5" style:parent-style-name="Standard" style:family="paragraph">
      <style:text-properties style:font-name="Liberation Sans" fo:language="pt" fo:country="BR"/>
    </style:style>
    <style:style style:name="P6" style:parent-style-name="Standard" style:family="paragraph">
      <style:text-properties style:font-name="Liberation Sans" fo:language="pt" fo:country="BR"/>
    </style:style>
    <style:style style:name="P7" style:parent-style-name="Standard" style:family="paragraph">
      <style:text-properties style:font-name="Liberation Sans" fo:language="pt" fo:country="BR"/>
    </style:style>
    <style:style style:name="P8" style:parent-style-name="Standard" style:family="paragraph">
      <style:paragraph-properties fo:text-align="justify"/>
    </style:style>
    <style:style style:name="T9" style:parent-style-name="Fonteparág.padrão" style:family="text">
      <style:text-properties style:font-name="Liberation Sans" fo:font-weight="bold" style:font-weight-asian="bold" style:font-weight-complex="bold" fo:language="pt" fo:country="BR"/>
    </style:style>
    <style:style style:name="T10" style:parent-style-name="Fonteparág.padrão" style:family="text">
      <style:text-properties style:font-name="Liberation Sans" fo:language="pt" fo:country="BR"/>
    </style:style>
    <style:style style:name="P11" style:parent-style-name="Standard" style:family="paragraph">
      <style:paragraph-properties fo:text-align="justify"/>
      <style:text-properties style:font-name="Liberation Sans" fo:language="pt" fo:country="BR"/>
    </style:style>
    <style:style style:name="P12" style:parent-style-name="Standard" style:family="paragraph">
      <style:paragraph-properties fo:text-align="justify"/>
    </style:style>
    <style:style style:name="T13" style:parent-style-name="Fonteparág.padrão" style:family="text">
      <style:text-properties style:font-name="Liberation Sans" fo:font-weight="bold" style:font-weight-asian="bold" style:font-weight-complex="bold" fo:language="pt" fo:country="BR"/>
    </style:style>
    <style:style style:name="P14" style:parent-style-name="Standard" style:family="paragraph">
      <style:paragraph-properties fo:text-align="justify"/>
      <style:text-properties style:font-name="Liberation Sans" fo:language="pt" fo:country="BR"/>
    </style:style>
    <style:style style:name="P15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16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17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18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19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20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21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22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23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24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25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26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27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28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29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30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31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32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33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34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35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36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37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38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39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40" style:parent-style-name="Standard" style:list-style-name="LFO1" style:family="paragraph">
      <style:paragraph-properties fo:text-align="justify"/>
      <style:text-properties style:font-name="Liberation Sans" fo:language="pt" fo:country="BR"/>
    </style:style>
    <style:style style:name="P41" style:parent-style-name="Standard" style:list-style-name="LFO1" style:family="paragraph">
      <style:paragraph-properties fo:text-align="justify"/>
    </style:style>
    <style:style style:name="T42" style:parent-style-name="Fonteparág.padrão" style:family="text">
      <style:text-properties style:font-name="Liberation Sans" fo:language="pt" fo:country="BR"/>
    </style:style>
  </office:automatic-styles>
  <office:body>
    <office:text text:use-soft-page-breaks="true">
      <text:p text:style-name="P1">Documento de requisitos funcionais</text:p>
      <text:p text:style-name="P2"/>
      <text:p text:style-name="P3">Data: 07/02/2023</text:p>
      <text:p text:style-name="P4">Versão:<text:s/>2.0</text:p>
      <text:p text:style-name="P5">Revisão:<text:s/>27/07/2023</text:p>
      <text:p text:style-name="P6"/>
      <text:p text:style-name="P7"/>
      <text:p text:style-name="P8"><text:span text:style-name="T9">Função:</text:span><text:span text:style-name="T10"><text:s/>Centralizador de bibliotecas que funcionará como uma espécie de Kernel para os sistemas desktop da Taimber Software.</text:span></text:p>
      <text:p text:style-name="P11"/>
      <text:p text:style-name="P12"><text:span text:style-name="T13">Requisitos Funcionais:</text:span></text:p>
      <text:p text:style-name="P14"/>
      <text:list text:style-name="LFO1" text:continue-numbering="true">
        <text:list-item>
          <text:p text:style-name="P15">RF-001 – Ler arquivos de propriedades</text:p>
        </text:list-item>
        <text:list-item>
          <text:p text:style-name="P16">RF-002 – Manipular BigDecimais</text:p>
        </text:list-item>
        <text:list-item>
          <text:p text:style-name="P17">RF-003 – Buscar CEP pela API</text:p>
        </text:list-item>
        <text:list-item>
          <text:p text:style-name="P18">RF-004 – Converter String para Moeda BR</text:p>
        </text:list-item>
        <text:list-item>
          <text:p text:style-name="P19">RF-005 – Copiar arquivos com diálogo</text:p>
        </text:list-item>
        <text:list-item>
          <text:p text:style-name="P20">RF-006 – Copiar arquivos sem diálogo</text:p>
        </text:list-item>
        <text:list-item>
          <text:p text:style-name="P21">RF-007 – Criar pastas</text:p>
        </text:list-item>
        <text:list-item>
          <text:p text:style-name="P22">RF-008 – Manipular datas</text:p>
        </text:list-item>
        <text:list-item>
          <text:p text:style-name="P23">RF-009 – Executar programas externos</text:p>
        </text:list-item>
        <text:list-item>
          <text:p text:style-name="P24">RF-010 – Gerar PDF</text:p>
        </text:list-item>
        <text:list-item>
          <text:p text:style-name="P25">RF-011 – Cifrar HashMd5</text:p>
        </text:list-item>
        <text:list-item>
          <text:p text:style-name="P26">RF-012 – Exibir imagem em disco</text:p>
        </text:list-item>
        <text:list-item>
          <text:p text:style-name="P27">RF-013 –<text:s/>Redimensionar<text:s/>imagem</text:p>
        </text:list-item>
        <text:list-item>
          <text:p text:style-name="P28">RF-014 – Validar se uma string é um número</text:p>
        </text:list-item>
        <text:list-item>
          <text:p text:style-name="P29">RF-015 – Ordenar MAP</text:p>
        </text:list-item>
        <text:list-item>
          <text:p text:style-name="P30">RF-016 – Excluir pasta de arquivos</text:p>
        </text:list-item>
        <text:list-item>
          <text:p text:style-name="P31">RF-017 – Validar CPF</text:p>
        </text:list-item>
        <text:list-item>
          <text:p text:style-name="P32">RF-018 – Validar se uma string é vazia</text:p>
        </text:list-item>
        <text:list-item>
          <text:p text:style-name="P33">RF-019 – Conectar<text:s/>à<text:s/>banco de dados</text:p>
        </text:list-item>
        <text:list-item>
          <text:p text:style-name="P34">RF-020 – CRUD em banco de dados</text:p>
        </text:list-item>
        <text:list-item>
          <text:p text:style-name="P35">RF-021 – JPQL para pesquisa personalizada</text:p>
        </text:list-item>
        <text:list-item>
          <text:p text:style-name="P36">RF-022 – Paginador de resultados de banco de dados</text:p>
        </text:list-item>
        <text:list-item>
          <text:p text:style-name="P37">RF-023 – Gerar gráficos para dashboard</text:p>
        </text:list-item>
        <text:list-item>
          <text:p text:style-name="P38">RF-024 – Alterar cores de JTABLE</text:p>
        </text:list-item>
        <text:list-item>
          <text:p text:style-name="P39">RF-025 – Alterar ícone de JFRAME</text:p>
        </text:list-item>
        <text:list-item>
          <text:p text:style-name="P40">RF-026 – Gerar menu de contexto</text:p>
        </text:list-item>
        <text:list-item>
          <text:p text:style-name="P41"><text:span text:style-name="T42">RF-027 – Ativado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➔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➔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➔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➔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➔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➔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➔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➔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lomão Silva</dc:creator>
    <meta:creation-date>2017-01-01T14:28:00Z</meta:creation-date>
    <dc:date>2023-07-27T17:10:00Z</dc:date>
    <meta:template xlink:href="Normal" xlink:type="simple"/>
    <meta:editing-cycles>44</meta:editing-cycles>
    <meta:editing-duration>PT5280S</meta:editing-duration>
    <meta:document-statistic meta:page-count="1" meta:paragraph-count="2" meta:word-count="173" meta:character-count="1110" meta:row-count="7" meta:non-whitespace-character-count="939"/>
  </office:meta>
</office:document-meta>
</file>